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Preformatted_20_Text">
      <style:paragraph-properties fo:margin-top="0cm" fo:margin-bottom="0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n for 178 steps, validate for 60 steps</text:p>
      <text:p text:style-name="P1">Epoch 1/5</text:p>
      <text:p text:style-name="P1">178/178 - 64s - loss: 10.8562 - mae: 10.8552 - val_loss: 20.4736 - val_mae: 20.4680</text:p>
      <text:p text:style-name="P1">Epoch 2/5</text:p>
      <text:p text:style-name="P1">178/178 - 39s - loss: 6.7420 - mae: 6.7424 - val_loss: 19.9438 - val_mae: 19.9245</text:p>
      <text:p text:style-name="P1">Epoch 3/5</text:p>
      <text:p text:style-name="P1">178/178 - 39s - loss: 5.4920 - mae: 5.4920 - val_loss: 12.6530 - val_mae: 12.6256</text:p>
      <text:p text:style-name="P1">Epoch 4/5</text:p>
      <text:p text:style-name="P1">178/178 - 39s - loss: 4.8058 - mae: 4.8066 - val_loss: 9.5111 - val_mae: 9.5025</text:p>
      <text:p text:style-name="P1">Epoch 5/5</text:p>
      <text:p text:style-name="P1">178/178 - 39s - loss: 4.2969 - mae: 4.2964 - val_loss: 6.7522 - val_mae: 6.7600</text:p>
      <text:p text:style-name="P1"/>
      <text:p text:style-name="P1">60/60 - 10s - loss: 6.7522 - mae: 6.7600</text:p>
      <text:p text:style-name="P1">Test MAE: 6.7600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1:08:01.870138796</meta:creation-date>
    <dc:date>2024-05-15T21:09:14.037128725</dc:date>
    <meta:editing-duration>PT1M13S</meta:editing-duration>
    <meta:editing-cycles>1</meta:editing-cycles>
    <meta:document-statistic meta:table-count="0" meta:image-count="0" meta:object-count="0" meta:page-count="1" meta:paragraph-count="13" meta:word-count="105" meta:character-count="546" meta:non-whitespace-character-count="454"/>
    <meta:generator>LibreOffice/7.6.4.1$Linux_X86_64 LibreOffice_project/60$Build-1</meta:generator>
  </office:meta>
</office:document-meta>
</file>